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1828" officeooo:paragraph-rsid="0006182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64d9" officeooo:paragraph-rsid="000a64d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6900d" officeooo:paragraph-rsid="0006900d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6900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06900d" officeooo:paragraph-rsid="0006900d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07bc42" officeooo:paragraph-rsid="0006900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7bc42" officeooo:paragraph-rsid="0007bc42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08bb57" officeooo:paragraph-rsid="0008bb5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8bb57" officeooo:paragraph-rsid="0008bb57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weight="normal" officeooo:rsid="0008bb57" officeooo:paragraph-rsid="000a64d9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officeooo:rsid="0008bb57" officeooo:paragraph-rsid="0008bb57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bold" officeooo:rsid="0006900d" officeooo:paragraph-rsid="0006900d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bold" officeooo:rsid="0006900d" officeooo:paragraph-rsid="000b868a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officeooo:rsid="0007bc42" officeooo:paragraph-rsid="0007bc42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bold" officeooo:rsid="0008bb57" officeooo:paragraph-rsid="0008bb57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7bc42" officeooo:paragraph-rsid="000a64d9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07bc42" officeooo:paragraph-rsid="000b868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8bb57" officeooo:paragraph-rsid="000a64d9"/>
    </style:style>
    <style:style style:name="T1" style:family="text">
      <style:text-properties fo:font-weight="bold" officeooo:rsid="0006900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900d" style:font-weight-asian="normal" style:font-weight-complex="normal"/>
    </style:style>
    <style:style style:name="T4" style:family="text">
      <style:text-properties fo:font-weight="normal" officeooo:rsid="0007bc42" style:font-weight-asian="normal" style:font-weight-complex="normal"/>
    </style:style>
    <style:style style:name="T5" style:family="text">
      <style:text-properties fo:font-weight="normal" officeooo:rsid="0008bb57" style:font-weight-asian="normal" style:font-weight-complex="normal"/>
    </style:style>
    <style:style style:name="T6" style:family="text">
      <style:text-properties fo:font-weight="normal" officeooo:rsid="000a64d9" style:font-weight-asian="normal" style:font-weight-complex="normal"/>
    </style:style>
    <style:style style:name="T7" style:family="text">
      <style:text-properties fo:font-weight="normal" officeooo:rsid="000b868a" style:font-weight-asian="normal" style:font-weight-complex="normal"/>
    </style:style>
    <style:style style:name="T8" style:family="text">
      <style:text-properties fo:font-weight="normal" officeooo:rsid="000c8da2" style:font-weight-asian="normal" style:font-weight-complex="normal"/>
    </style:style>
    <style:style style:name="T9" style:family="text">
      <style:text-properties officeooo:rsid="0007bc42"/>
    </style:style>
    <style:style style:name="T10" style:family="text">
      <style:text-properties officeooo:rsid="000a64d9"/>
    </style:style>
    <style:style style:name="T11" style:family="text">
      <style:text-properties officeooo:rsid="000b868a"/>
    </style:style>
    <style:style style:name="T12" style:family="text">
      <style:text-properties officeooo:rsid="000c8d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učaj upotrebe: Registracija novih korisnika</text:p>
      <text:p text:style-name="P1"/>
      <text:list xml:id="list282301578608661688" text:style-name="L1">
        <text:list-item>
          <text:p text:style-name="P4"><text:span text:style-name="T1">Kratak opis: </text:span><text:span text:style-name="T3">Registracija novih </text:span><text:span text:style-name="T7">kupaca</text:span><text:span text:style-name="T3"> za kupovinu preko veb strane.</text:span></text:p>
          <text:p text:style-name="P5"/>
        </text:list-item>
        <text:list-item>
          <text:p text:style-name="P12">Učesnici:</text:p>
          <text:list>
            <text:list-header>
              <text:p text:style-name="P5"><text:span text:style-name="T11">Kupac</text:span> - <text:span text:style-name="T9">poziva</text:span> službenika zbog registracije</text:p>
              <text:p text:style-name="P5"><text:span text:style-name="T10">Referent prodaje</text:span> - unosi novog <text:span text:style-name="T11">kupca</text:span> u bazu kupaca</text:p>
            </text:list-header>
          </text:list>
        </text:list-item>
      </text:list>
      <text:p text:style-name="P3"/>
      <text:list xml:id="list231240034730183" text:continue-numbering="true" text:style-name="L1">
        <text:list-item>
          <text:p text:style-name="P13">Preduslovi: <text:span text:style-name="T7">Kupac </text:span><text:span text:style-name="T4">poziv</text:span><text:span text:style-name="T6">a</text:span><text:span text:style-name="T2"> </text:span><text:span text:style-name="T6">referenta prodaje</text:span><text:span text:style-name="T2"> u toku radnog vremena</text:span><text:span text:style-name="T4">,</text:span><text:span text:style-name="T5"> internet konekcija je stabilna,</text:span><text:span text:style-name="T4"> </text:span><text:span text:style-name="T6">referent prodaje</text:span><text:span text:style-name="T4"> je na svom radnom mestu</text:span><text:span text:style-name="T2">, baza kupaca je ispravna, </text:span><text:span text:style-name="T6">referent prodaje </text:span><text:span text:style-name="T2"><text:s/>je </text:span><text:span text:style-name="T4">u mogućnosti da kreira novog korisnika i da ga unese u bazu kupaca</text:span></text:p>
          <text:p text:style-name="P6"/>
        </text:list-item>
        <text:list-item>
          <text:p text:style-name="P14">Postuslovi: <text:span text:style-name="T2">Novi </text:span><text:span text:style-name="T7">kupac</text:span><text:span text:style-name="T2"> je unet u bazu kupaca</text:span></text:p>
        </text:list-item>
      </text:list>
      <text:p text:style-name="P7"/>
      <text:list xml:id="list231240498341906" text:continue-numbering="true" text:style-name="L1">
        <text:list-item>
          <text:p text:style-name="P14">Osnovni tok:</text:p>
          <text:list>
            <text:list-item>
              <text:p text:style-name="P17"><text:span text:style-name="T7">Kupac</text:span><text:span text:style-name="T2"> poziva </text:span><text:span text:style-name="T6">referenta prodaje</text:span></text:p>
            </text:list-item>
            <text:list-item>
              <text:p text:style-name="P17"><text:span text:style-name="T7">Kupac</text:span><text:span text:style-name="T2"> daje </text:span><text:span text:style-name="T6">referent</text:span><text:span text:style-name="T7">u</text:span><text:span text:style-name="T6"> prodaje</text:span><text:span text:style-name="T2"> svoje korisničko ime, lozinku, ime, prezime, </text:span><text:span text:style-name="T8">imejl</text:span><text:span text:style-name="T2"> adresu, broj telefona, datum rodjenja i adresu</text:span></text:p>
            </text:list-item>
            <text:list-item>
              <text:p text:style-name="P16"><text:span text:style-name="T6">Referent prodaje</text:span><text:span text:style-name="T2"> na osnovu prikupljenih podataka kreira novog </text:span><text:span text:style-name="T7">kupca</text:span><text:span text:style-name="T2">, popunjavanjem odgovarajuće forme</text:span></text:p>
            </text:list-item>
            <text:list-item>
              <text:p text:style-name="P18"><text:span text:style-name="T6">Referent prodaje</text:span><text:span text:style-name="T2"> unosi novog </text:span><text:span text:style-name="T7">kupca</text:span><text:span text:style-name="T2"> u bazu kupaca</text:span></text:p>
            </text:list-item>
            <text:list-item>
              <text:p text:style-name="P8">Automatski se šalje <text:span text:style-name="T12">imejl</text:span> potvrda <text:span text:style-name="T11">kupcu</text:span> da je unet u bazu i da može da koristi veb stranicu</text:p>
            </text:list-item>
          </text:list>
        </text:list-item>
      </text:list>
      <text:p text:style-name="P9"/>
      <text:list xml:id="list231240331396273" text:continue-numbering="true" text:style-name="L1">
        <text:list-item>
          <text:p text:style-name="P15">Alternativni tok:</text:p>
          <text:list>
            <text:list-header>
              <text:p text:style-name="P15">3: Nestanak struje:</text:p>
            </text:list-header>
          </text:list>
        </text:list-item>
      </text:list>
      <text:list xml:id="list7713701729610122285" text:style-name="L2">
        <text:list-item>
          <text:list>
            <text:list-item>
              <text:p text:style-name="P10"><text:span text:style-name="T10">Referent prodaje</text:span> upisuje odgovarajuće podatke na papir</text:p>
            </text:list-item>
            <text:list-item>
              <text:p text:style-name="P11">Nakon dolaska struje, slučaj upotrebe se nastavlja na koraku 3.</text:p>
            </text:list-item>
          </text:list>
        </text:list-item>
      </text:list>
      <text:p text:style-name="P3"/>
      <text:p text:style-name="P3"/>
      <text:p text:style-name="P2">Slučaj upotrebe: Zaboravljena lozinka i (ili) korisničko 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9:11.118349827</meta:creation-date>
    <meta:generator>LibreOffice/5.1.6.2$Linux_X86_64 LibreOffice_project/10m0$Build-2</meta:generator>
    <dc:date>2017-11-11T23:12:39.879757368</dc:date>
    <meta:editing-duration>PT21M45S</meta:editing-duration>
    <meta:editing-cycles>5</meta:editing-cycles>
    <meta:document-statistic meta:table-count="0" meta:image-count="0" meta:object-count="0" meta:page-count="1" meta:paragraph-count="18" meta:word-count="184" meta:character-count="1156" meta:non-whitespace-character-count="1002"/>
  </office:meta>
</office:document-meta>
</file>